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de garam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sandro </meta:initial-creator>
    <meta:creation-date>2015-12-14T16:20:18</meta:creation-date>
    <dc:date>2015-12-14T16:21:48</dc:date>
    <dc:creator>alessandro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0" meta:non-whitespace-character-count="9"/>
    <meta:generator>LibreOffice/3.5$Linux_X86_64 LibreOffice_project/350m1$Build-2</meta:generator>
  </office:meta>
</office:document-meta>
</file>